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dobe Heiti Std R" svg:font-family="'Adobe Heiti Std 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dobe Heiti Std R"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dobe Heiti Std R" style:text-underline-style="solid" style:text-underline-width="auto" style:text-underline-color="font-color" fo:font-weight="normal" officeooo:rsid="000115cb" officeooo:paragraph-rsid="000115c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dobe Heiti Std R" style:text-underline-style="none" fo:font-weight="normal" officeooo:rsid="000115cb" officeooo:paragraph-rsid="000115cb" style:font-weight-asian="normal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Adobe Heiti Std R"/>
    </style:style>
    <style:style style:name="P5" style:family="paragraph" style:parent-style-name="Table_20_Contents">
      <style:paragraph-properties fo:text-align="justify" style:justify-single-word="false"/>
      <style:text-properties style:font-name="Adobe Heiti Std R" fo:font-weight="bold" officeooo:rsid="000115cb" officeooo:paragraph-rsid="000115cb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Adobe Heiti Std R" fo:font-weight="normal" officeooo:rsid="000115cb" officeooo:paragraph-rsid="000115cb" style:font-weight-asian="normal" style:font-weight-complex="normal"/>
    </style:style>
    <style:style style:name="T1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BLAS : </text:p>
      <text:p text:style-name="P3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5">Proveedor</text:p>
          </table:table-cell>
          <table:table-cell table:style-name="Tabla1.B1" office:value-type="string">
            <text:p text:style-name="P6">Nombre , direccion , ciudad , provincia , <text:span text:style-name="T1">codigo_prov </text:span></text:p>
          </table:table-cell>
        </table:table-row>
        <table:table-row>
          <table:table-cell table:style-name="Tabla1.A2" office:value-type="string">
            <text:p text:style-name="P5">Pieza </text:p>
          </table:table-cell>
          <table:table-cell table:style-name="Tabla1.B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B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B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dobe Heiti Std R" svg:font-family="'Adobe Heiti Std 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9-11T18:53:20.606000000</dc:date>
    <meta:editing-duration>PT9M30S</meta:editing-duration>
    <meta:editing-cycles>2</meta:editing-cycles>
    <meta:document-statistic meta:table-count="1" meta:image-count="0" meta:object-count="0" meta:page-count="1" meta:paragraph-count="4" meta:word-count="13" meta:character-count="78" meta:non-whitespace-character-count="66"/>
  </office:meta>
</office:document-meta>
</file>